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AE97E1589EFF0DBCFF.png" manifest:media-type="image/png"/>
  <manifest:file-entry manifest:full-path="Pictures/10000201000000D4000000D42C2470F6996BFB87.png" manifest:media-type="image/png"/>
  <manifest:file-entry manifest:full-path="Pictures/10000201000000FD000000FF0EB97683C25332F6.png" manifest:media-type="image/png"/>
  <manifest:file-entry manifest:full-path="Pictures/10000201000000FA000000AE6CFC0D0E6BF12A4E.png" manifest:media-type="image/png"/>
  <manifest:file-entry manifest:full-path="Pictures/1000604100001A1900001A65212209FB1820087C.svg" manifest:media-type="image/svg+xml"/>
  <manifest:file-entry manifest:full-path="Pictures/10000201000000D4000000D4FC5A1EF44589B4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76cm" fo:min-width="2.125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361cm" fo:min-width="3.09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2.251cm" fo:min-width="17.001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376cm" fo:min-width="2.7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23cm" fo:min-width="2.298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Picture 6" draw:style-name="gr1" draw:text-style-name="P1" draw:layer="layout" svg:width="1.832cm" svg:height="1.899cm" svg:x="1.045cm" svg:y="3.385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0" draw:style-name="gr1" draw:text-style-name="P1" draw:layer="layout" svg:width="1.832cm" svg:height="1.899cm" svg:x="1.145cm" svg:y="3.4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1" draw:style-name="gr1" draw:text-style-name="P1" draw:layer="layout" svg:width="1.832cm" svg:height="1.899cm" svg:x="1.245cm" svg:y="3.5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2" draw:style-name="gr1" draw:text-style-name="P1" draw:layer="layout" svg:width="1.832cm" svg:height="1.899cm" svg:x="1.345cm" svg:y="3.6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3" draw:style-name="gr1" draw:text-style-name="P1" draw:layer="layout" svg:width="1.832cm" svg:height="1.899cm" svg:x="1.445cm" svg:y="3.787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4" draw:style-name="gr1" draw:text-style-name="P1" draw:layer="layout" svg:width="1.832cm" svg:height="1.899cm" svg:x="1.545cm" svg:y="3.888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5" draw:style-name="gr1" draw:text-style-name="P1" draw:layer="layout" svg:width="1.832cm" svg:height="1.899cm" svg:x="1.645cm" svg:y="3.9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6" draw:style-name="gr1" draw:text-style-name="P1" draw:layer="layout" svg:width="1.832cm" svg:height="1.899cm" svg:x="1.645cm" svg:y="3.9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style-name="gr2" draw:text-style-name="P3" draw:layer="layout" svg:width="3.321cm" svg:height="1.673cm" svg:x="0.8cm" svg:y="6.05cm">
            <draw:text-box>
              <text:p text:style-name="P2">Stack of </text:p>
              <text:p text:style-name="P2">10 frames</text:p>
            </draw:text-box>
          </draw:frame>
        </draw:g>
        <draw:custom-shape draw:style-name="gr3" draw:text-style-name="P2" draw:layer="layout" svg:width="3cm" svg:height="1.25cm" svg:x="3.8cm" svg:y="4.5cm">
          <text:p text:style-name="P2">1. <text:span text:style-name="T1">pyFAI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8418.6604465178 5853.237410071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frame draw:name="Picture 10" draw:style-name="gr4" draw:text-style-name="P1" draw:layer="layout" svg:width="2.163cm" svg:height="3.222cm" svg:x="6.573cm" svg:y="3.777cm">
              <draw:image xlink:href="Pictures/10000201000000FA000000AE6CFC0D0E6BF12A4E.png" xlink:type="simple" xlink:show="embed" xlink:actuate="onLoad" draw:mime-type="image/png">
                <text:p/>
              </draw:image>
              <svg:desc>Graph1.png</svg:desc>
            </draw:frame>
            <draw:frame draw:name="Picture 10_0" draw:style-name="gr4" draw:text-style-name="P1" draw:layer="layout" svg:width="2.163cm" svg:height="3.222cm" svg:x="6.574cm" svg:y="3.777cm">
              <draw:image xlink:href="Pictures/10000201000000FA000000AE6CFC0D0E6BF12A4E.png" xlink:type="simple" xlink:show="embed" xlink:actuate="onLoad" draw:mime-type="image/png">
                <text:p/>
              </draw:image>
              <svg:desc>Graph1.png</svg:desc>
            </draw:frame>
            <draw:g>
              <draw:frame draw:name="Picture 10_1" draw:style-name="gr4" draw:text-style-name="P1" draw:layer="layout" svg:width="2.163cm" svg:height="3.222cm" svg:x="6.675cm" svg:y="3.677cm">
                <draw:image xlink:href="Pictures/10000201000000FA000000AE6CFC0D0E6BF12A4E.png" xlink:type="simple" xlink:show="embed" xlink:actuate="onLoad" draw:mime-type="image/png">
                  <text:p/>
                </draw:image>
                <svg:desc>Graph1.png</svg:desc>
              </draw:frame>
              <draw:frame draw:name="Picture 10_2" draw:style-name="gr4" draw:text-style-name="P1" draw:layer="layout" svg:width="2.163cm" svg:height="3.222cm" svg:x="6.776cm" svg:y="3.577cm">
                <draw:image xlink:href="Pictures/10000201000000FA000000AE6CFC0D0E6BF12A4E.png" xlink:type="simple" xlink:show="embed" xlink:actuate="onLoad" draw:mime-type="image/png">
                  <text:p/>
                </draw:image>
                <svg:desc>Graph1.png</svg:desc>
              </draw:frame>
              <draw:frame draw:name="Picture 10_3" draw:style-name="gr4" draw:text-style-name="P1" draw:layer="layout" svg:width="2.163cm" svg:height="3.222cm" svg:x="6.877cm" svg:y="3.477cm">
                <draw:image xlink:href="Pictures/10000201000000FA000000AE6CFC0D0E6BF12A4E.png" xlink:type="simple" xlink:show="embed" xlink:actuate="onLoad" draw:mime-type="image/png">
                  <text:p/>
                </draw:image>
                <svg:desc>Graph1.png</svg:desc>
              </draw:frame>
              <draw:g>
                <draw:frame draw:name="Picture 10_4" draw:style-name="gr4" draw:text-style-name="P1" draw:layer="layout" svg:width="2.163cm" svg:height="3.222cm" svg:x="6.978cm" svg:y="3.377cm">
                  <draw:image xlink:href="Pictures/10000201000000FA000000AE6CFC0D0E6BF12A4E.png" xlink:type="simple" xlink:show="embed" xlink:actuate="onLoad" draw:mime-type="image/png">
                    <text:p/>
                  </draw:image>
                  <svg:desc>Graph1.png</svg:desc>
                </draw:frame>
                <draw:frame draw:name="Picture 10_5" draw:style-name="gr4" draw:text-style-name="P1" draw:layer="layout" svg:width="2.163cm" svg:height="3.222cm" svg:x="6.978cm" svg:y="3.377cm">
                  <draw:image xlink:href="Pictures/10000201000000FA000000AE6CFC0D0E6BF12A4E.png" xlink:type="simple" xlink:show="embed" xlink:actuate="onLoad" draw:mime-type="image/png">
                    <text:p/>
                  </draw:image>
                  <svg:desc>Graph1.png</svg:desc>
                </draw:frame>
                <draw:frame draw:name="Picture 10_6" draw:style-name="gr4" draw:text-style-name="P1" draw:layer="layout" svg:width="2.163cm" svg:height="3.222cm" svg:x="7.079cm" svg:y="3.277cm">
                  <draw:image xlink:href="Pictures/10000201000000FA000000AE6CFC0D0E6BF12A4E.png" xlink:type="simple" xlink:show="embed" xlink:actuate="onLoad" draw:mime-type="image/png">
                    <text:p/>
                  </draw:image>
                  <svg:desc>Graph1.png</svg:desc>
                </draw:frame>
                <draw:frame draw:name="Picture 10_7" draw:style-name="gr4" draw:text-style-name="P1" draw:layer="layout" svg:width="2.163cm" svg:height="3.222cm" svg:x="7.18cm" svg:y="3.177cm">
                  <draw:image xlink:href="Pictures/10000201000000FA000000AE6CFC0D0E6BF12A4E.png" xlink:type="simple" xlink:show="embed" xlink:actuate="onLoad" draw:mime-type="image/png">
                    <text:p/>
                  </draw:image>
                  <svg:desc>Graph1.png</svg:desc>
                </draw:frame>
              </draw:g>
            </draw:g>
          </draw:g>
          <draw:frame draw:style-name="gr2" draw:text-style-name="P3" draw:layer="layout" svg:width="3.249cm" svg:height="1.673cm" svg:x="6.3cm" svg:y="6.05cm">
            <draw:text-box>
              <text:p text:style-name="P2">Stack of<text:line-break/>10 curves</text:p>
            </draw:text-box>
          </draw:frame>
        </draw:g>
        <draw:custom-shape draw:style-name="gr5" draw:text-style-name="P4" draw:layer="layout" svg:width="3.831cm" svg:height="1.25cm" svg:x="9.169cm" svg:y="4.519cm">
          <text:p text:style-name="P4">2. <text:span text:style-name="T1">CorMap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8900 5525.1798561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716cm" svg:height="3.758cm" svg:x="13cm" svg:y="3.5cm">
          <draw:image xlink:href="Pictures/1000604100001A1900001A65212209FB1820087C.svg" xlink:type="simple" xlink:show="embed" xlink:actuate="onLoad" draw:mime-type="image/svg+xml">
            <text:p/>
          </draw:image>
          <draw:image xlink:href="Pictures/10000201000000FD000000FF0EB97683C25332F6.png" xlink:type="simple" xlink:show="embed" xlink:actuate="onLoad" draw:mime-type="image/png"/>
        </draw:frame>
        <draw:frame draw:name="Picture 5" draw:style-name="gr4" draw:text-style-name="P1" draw:layer="layout" svg:width="1.832cm" svg:height="1.899cm" svg:x="20.418cm" svg:y="4.25cm">
          <draw:image xlink:href="Pictures/10000201000000D4000000D42C2470F6996BFB87.png" xlink:type="simple" xlink:show="embed" xlink:actuate="onLoad" draw:mime-type="image/png">
            <text:p/>
          </draw:image>
          <svg:desc>check_026_00010.png</svg:desc>
        </draw:frame>
        <draw:custom-shape draw:style-name="gr7" draw:text-style-name="P2" draw:layer="layout" svg:width="17.5cm" svg:height="2.5cm" svg:x="2.25cm" svg:y="2.55cm">
          <text:p/>
          <draw:enhanced-geometry svg:viewBox="0 0 21600 21600" draw:text-areas="0 0 21600 21600" draw:type="circular-arrow" draw:modifiers="-156.846193785224 -27.1033162154269 9677.3287004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3.75cm" svg:height="1.25cm" svg:x="16.5cm" svg:y="4.65cm">
          <text:p text:style-name="P5">3. Average <text:line-break/><text:line-break/>2D frames</text:p>
          <draw:enhanced-geometry svg:viewBox="0 0 21600 21600" draw:text-areas="0 ?f0 ?f5 ?f2" draw:type="right-arrow" draw:modifiers="19025.9664089576 5317.98561151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3cm" svg:height="1.25cm" svg:x="22.601cm" svg:y="4.55cm">
          <text:p text:style-name="P2">4. <text:span text:style-name="T1">pyFAI</text:span></text:p>
          <text:p text:style-name="P2"><text:span text:style-name="T1"/></text:p>
          <text:p text:style-name="P2"><text:span text:style-name="T1"/></text:p>
          <draw:enhanced-geometry svg:viewBox="0 0 21600 21600" draw:text-areas="0 ?f0 ?f5 ?f2" draw:type="right-arrow" draw:modifiers="18418.6604465178 5853.237410071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0_8" draw:style-name="gr4" draw:text-style-name="P1" draw:layer="layout" svg:width="2.163cm" svg:height="3.222cm" svg:x="25.815cm" svg:y="3.681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frame draw:style-name="gr2" draw:text-style-name="P6" draw:layer="layout" svg:width="4.189cm" svg:height="1.505cm" svg:x="19.7cm" svg:y="6.4cm">
          <draw:text-box>
            <text:p><text:span text:style-name="T2">Single frame</text:span></text:p>
            <text:p><text:span text:style-name="T2">+ uncertainties</text:span></text:p>
          </draw:text-box>
        </draw:frame>
        <draw:frame draw:style-name="gr2" draw:text-style-name="P6" draw:layer="layout" svg:width="3.533cm" svg:height="1.673cm" svg:x="25.344cm" svg:y="6.5cm">
          <draw:text-box>
            <text:p>Scattering </text:p>
            <text:p>curve</text:p>
          </draw:text-box>
        </draw:frame>
        <draw:frame draw:style-name="gr2" draw:text-style-name="P6" draw:layer="layout" svg:width="3.711cm" svg:height="0.962cm" svg:x="13.2cm" svg:y="7.1cm">
          <draw:text-box>
            <text:p>Select [0-8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3T12:58:56.529431904</meta:creation-date>
    <dc:date>2022-05-03T13:36:53.359273159</dc:date>
    <meta:editing-duration>PT17M2S</meta:editing-duration>
    <meta:editing-cycles>4</meta:editing-cycles>
    <meta:generator>LibreOffice/7.0.4.2$Linux_X86_64 LibreOffice_project/00$Build-2</meta:generator>
    <meta:document-statistic meta:object-count="35"/>
  </office:meta>
</office:document-meta>
</file>